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331f" officeooo:paragraph-rsid="001b331f"/>
    </style:style>
    <style:style style:name="P2" style:family="paragraph" style:parent-style-name="Standard">
      <style:paragraph-properties fo:text-align="justify" style:justify-single-word="false"/>
      <style:text-properties officeooo:rsid="001b71d0" officeooo:paragraph-rsid="001b71d0"/>
    </style:style>
    <style:style style:name="P3" style:family="paragraph" style:parent-style-name="Standard">
      <style:paragraph-properties fo:text-align="justify" style:justify-single-word="false"/>
      <style:text-properties officeooo:rsid="001bcfef" officeooo:paragraph-rsid="001bcfef"/>
    </style:style>
    <style:style style:name="P4" style:family="paragraph" style:parent-style-name="Standard">
      <style:paragraph-properties fo:text-align="justify" style:justify-single-word="false"/>
      <style:text-properties officeooo:rsid="001bf365" officeooo:paragraph-rsid="001bf365"/>
    </style:style>
    <style:style style:name="P5" style:family="paragraph" style:parent-style-name="Standard">
      <style:paragraph-properties fo:text-align="justify" style:justify-single-word="false"/>
      <style:text-properties officeooo:rsid="001c97fa" officeooo:paragraph-rsid="001c97fa"/>
    </style:style>
    <style:style style:name="P6" style:family="paragraph" style:parent-style-name="Standard">
      <style:paragraph-properties fo:text-align="justify" style:justify-single-word="false"/>
      <style:text-properties fo:font-style="italic" officeooo:rsid="001c97fa" officeooo:paragraph-rsid="001c97fa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officeooo:rsid="001d6191" officeooo:paragraph-rsid="001d6191"/>
    </style:style>
    <style:style style:name="P8" style:family="paragraph" style:parent-style-name="Standard">
      <style:paragraph-properties fo:text-align="justify" style:justify-single-word="false"/>
      <style:text-properties officeooo:rsid="001e9c5a" officeooo:paragraph-rsid="001e9c5a"/>
    </style:style>
    <style:style style:name="P9" style:family="paragraph" style:parent-style-name="Standard">
      <style:paragraph-properties fo:text-align="justify" style:justify-single-word="false"/>
      <style:text-properties officeooo:rsid="00212e37" officeooo:paragraph-rsid="00212e37"/>
    </style:style>
    <style:style style:name="P10" style:family="paragraph" style:parent-style-name="Standard">
      <style:paragraph-properties fo:text-align="justify" style:justify-single-word="false"/>
      <style:text-properties officeooo:rsid="00217816" officeooo:paragraph-rsid="00217816"/>
    </style:style>
    <style:style style:name="P11" style:family="paragraph" style:parent-style-name="Standard">
      <style:paragraph-properties fo:text-align="justify" style:justify-single-word="false"/>
      <style:text-properties officeooo:rsid="0021b4bf" officeooo:paragraph-rsid="0021b4bf"/>
    </style:style>
    <style:style style:name="P12" style:family="paragraph" style:parent-style-name="Standard">
      <style:paragraph-properties fo:text-align="justify" style:justify-single-word="false"/>
      <style:text-properties officeooo:rsid="00236f69" officeooo:paragraph-rsid="00236f69"/>
    </style:style>
    <style:style style:name="P13" style:family="paragraph" style:parent-style-name="Standard">
      <style:paragraph-properties fo:text-align="justify" style:justify-single-word="false"/>
      <style:text-properties officeooo:rsid="00247141" officeooo:paragraph-rsid="00247141"/>
    </style:style>
    <style:style style:name="P14" style:family="paragraph" style:parent-style-name="Standard">
      <style:paragraph-properties fo:text-align="justify" style:justify-single-word="false"/>
      <style:text-properties officeooo:rsid="00276f30" officeooo:paragraph-rsid="00276f30"/>
    </style:style>
    <style:style style:name="P15" style:family="paragraph" style:parent-style-name="Standard">
      <style:paragraph-properties fo:text-align="justify" style:justify-single-word="false"/>
      <style:text-properties officeooo:rsid="002dc95d" officeooo:paragraph-rsid="002dc95d"/>
    </style:style>
    <style:style style:name="P16" style:family="paragraph" style:parent-style-name="Standard">
      <style:paragraph-properties fo:text-align="justify" style:justify-single-word="false"/>
      <style:text-properties officeooo:rsid="003767cf" officeooo:paragraph-rsid="003767cf"/>
    </style:style>
    <style:style style:name="P17" style:family="paragraph" style:parent-style-name="Standard">
      <style:paragraph-properties fo:text-align="justify" style:justify-single-word="false"/>
      <style:text-properties officeooo:rsid="00386ce3" officeooo:paragraph-rsid="00386ce3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386ce3" officeooo:paragraph-rsid="00386ce3"/>
    </style:style>
    <style:style style:name="P19" style:family="paragraph" style:parent-style-name="Standard">
      <style:paragraph-properties fo:text-align="justify" style:justify-single-word="false"/>
      <style:text-properties officeooo:rsid="00390d8b" officeooo:paragraph-rsid="00390d8b"/>
    </style:style>
    <style:style style:name="P20" style:family="paragraph" style:parent-style-name="Standard">
      <style:paragraph-properties fo:text-align="justify" style:justify-single-word="false"/>
      <style:text-properties officeooo:rsid="003915f4" officeooo:paragraph-rsid="003915f4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3915f4" officeooo:paragraph-rsid="003915f4"/>
    </style:style>
    <style:style style:name="P22" style:family="paragraph" style:parent-style-name="Standard">
      <style:paragraph-properties fo:text-align="justify" style:justify-single-word="false"/>
      <style:text-properties officeooo:rsid="003a99ce" officeooo:paragraph-rsid="003a99ce"/>
    </style:style>
    <style:style style:name="T1" style:family="text">
      <style:text-properties officeooo:rsid="001bf365"/>
    </style:style>
    <style:style style:name="T2" style:family="text">
      <style:text-properties fo:color="#0000ff" fo:background-color="#ffffff"/>
    </style:style>
    <style:style style:name="T3" style:family="text">
      <style:text-properties fo:color="#0000ff" officeooo:rsid="001d6191" fo:background-color="#ffffff"/>
    </style:style>
    <style:style style:name="T4" style:family="text">
      <style:text-properties officeooo:rsid="001e9c5a"/>
    </style:style>
    <style:style style:name="T5" style:family="text">
      <style:text-properties officeooo:rsid="00202da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b4bf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02da1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0e7a1" style:font-style-asian="italic" style:font-style-complex="italic"/>
    </style:style>
    <style:style style:name="T12" style:family="text">
      <style:text-properties officeooo:rsid="0022ffd3"/>
    </style:style>
    <style:style style:name="T13" style:family="text">
      <style:text-properties officeooo:rsid="00236f69"/>
    </style:style>
    <style:style style:name="T14" style:family="text">
      <style:text-properties officeooo:rsid="0025da26"/>
    </style:style>
    <style:style style:name="T15" style:family="text">
      <style:text-properties officeooo:rsid="00279d93"/>
    </style:style>
    <style:style style:name="T16" style:family="text">
      <style:text-properties officeooo:rsid="0030e7a1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65041" style:font-style-asian="normal" style:font-style-complex="normal"/>
    </style:style>
    <style:style style:name="T19" style:family="text">
      <style:text-properties officeooo:rsid="003923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émas XML : (= validation)</text:p>
      <text:p text:style-name="P1">- Relax-NG</text:p>
      <text:p text:style-name="P1">- ODD : conception d’un schéma en TEI</text:p>
      <text:p text:style-name="P1"/>
      <text:p text:style-name="P2">DTD : prise de possession des éléments, règles de type hiérarchique (imbrication des éléments), type obligatoire (éléments optionnels ou combinatoires) =&gt; modèle documentaire.</text:p>
      <text:p text:style-name="P2">TEI : effort de définition des balises pour échanger</text:p>
      <text:p text:style-name="P2"/>
      <text:p text:style-name="P3">Xpath <text:span text:style-name="T1">(gros potentiel) </text:span>+ expressions régulières : construction des fichiers XML</text:p>
      <text:p text:style-name="P3"/>
      <text:p text:style-name="P4">DOM : document object model =&gt; représentation texte</text:p>
      <text:p text:style-name="P4"/>
      <text:p text:style-name="P5"><text:span text:style-name="T9">Exercice M</text:span><text:span text:style-name="T8">olière</text:span> :</text:p>
      <text:p text:style-name="P6"><text:span text:style-name="T2">&lt;!ELEMENT scene (titre | personnages? | vers | tourDeParole)*&gt;</text:span></text:p>
      <text:p text:style-name="P5">* : <text:span text:style-name="T4">0 à n fois (</text:span>tout<text:span text:style-name="T4">)</text:span></text:p>
      <text:p text:style-name="P5">| : ou</text:p>
      <text:p text:style-name="P5">=&gt; ordonner les éléments, <text:span text:style-name="T5">définition du schéma (contrôle de la qualité de la donnée, ou peut-être que je vais trop loin)</text:span></text:p>
      <text:p text:style-name="P6"><text:span text:style-name="T2">&lt;!ELEMENT scene (titre, personnages, </text:span><text:span text:style-name="T3">(</text:span><text:span text:style-name="T2">vers | tourDeParole)</text:span><text:span text:style-name="T3">+)</text:span><text:span text:style-name="T2">&gt;</text:span></text:p>
      <text:p text:style-name="P8">titre et personnage : obligatoires et utilisable qu’une fois</text:p>
      <text:p text:style-name="P7">() : quantificateur</text:p>
      <text:p text:style-name="P7">+ : au moins un tour de parole, plus logique pour la définition du modèle documentaire</text:p>
      <text:p text:style-name="P9">carré rouge dans <text:span text:style-name="T10">Oxygen </text:span>: donne des précisions sur les données qui sont affinées (modification des éléments ? Ou je les laisse comme ça je les repère rapidement)</text:p>
      <text:p text:style-name="P9"/>
      <text:p text:style-name="P10"><text:span text:style-name="T7">=&gt; </text:span><text:span text:style-name="T6">TEI n’est pas intéropérable</text:span> mais i<text:span text:style-name="T6">l est interchangeable</text:span>.</text:p>
      <text:p text:style-name="P10"/>
      <text:p text:style-name="P11">TEI : initiative sociale, des universitaires qui ont décidé d’unifier les méthodes pour le traitement des textes. TEI est plus ancien que XML.</text:p>
      <text:p text:style-name="P11">- 1990 : TEI P1, pas en XML (Michael Sperberg-McQueen, Lou Burnard, <text:span text:style-name="T12">Sebastian Ratz</text:span>)</text:p>
      <text:p text:style-name="P11">- <text:span text:style-name="T13">1993 : TEI P2 =&gt; expansion</text:span></text:p>
      <text:p text:style-name="P12">- 1994 : TEI P3 =&gt; schéma est bouclé, finalisé</text:p>
      <text:p text:style-name="P13">-2000 : naissance TEI Consortium</text:p>
      <text:p text:style-name="P13">- 2001-2004 : TEI P4, introduction du XML</text:p>
      <text:p text:style-name="P11">- aujourd’hui en TEI P5 <text:span text:style-name="T14">(abandon de SGML), màj fréquentes (+ 600 éléments)</text:span></text:p>
      <text:p text:style-name="P14">Pas d’implémentation bien définie de TEI, on ne sait pas comment les personnes vont faire leur schéma. <text:span text:style-name="T15">Attention TEI n’est pas un schéma mais un réservoir d’éléments avec des combinaisons diverses. Définition intellectuelle des objets que l’on manipule (= recommandation (guidelines)). Existe un schéma TEI P5 mais éviter de l’utiliser.</text:span></text:p>
      <text:p text:style-name="P15">1987 (Poughkeepsie) : interrogation sur l’objet de leur groupe =&gt; feuille de route qui donne une idée de ce qu’est la TEI. <text:span text:style-name="T16">Lecture par l’humain du schéma. Organisation sociale, collaboration pour le maintien de la TEI. Compatibilité : métadonnées (</text:span><text:span text:style-name="T11">dublin core</text:span><text:span text:style-name="T16">) (// monde des bibliothèques) =&gt; difficulté de maintenir la compatibilité (maintient du </text:span><text:span text:style-name="T11">mapping </text:span><text:span text:style-name="T18">est important</text:span><text:span text:style-name="T16">)</text:span></text:p>
      <text:p text:style-name="P16">Documentation : <text:span text:style-name="T10">TEI Light</text:span>, <text:span text:style-name="T10">TEI for Librarians</text:span>.</text:p>
      <text:p text:style-name="P11"/>
      <text:p text:style-name="P17"><text:span text:style-name="T10">Guidelines </text:span>: documentation du schéma TEI =&gt; réservoir d’éléments e une logique pour décrire le texte. 4 sont obligatoires :</text:p>
      <text:list xml:id="list5598358135388387579" text:style-name="L1">
        <text:list-item>
          <text:p text:style-name="P18"><text:span text:style-name="T10">tei </text:span>: définition des classes, macros et types données</text:p>
        </text:list-item>
        <text:list-item>
          <text:p text:style-name="P18"><text:span text:style-name="T10">textstructure </text:span>: éléments de base pour structurer un texte de type livre</text:p>
        </text:list-item>
        <text:list-item>
          <text:p text:style-name="P18"><text:span text:style-name="T10">core </text:span>: éléments dispo dans tous les docs TEI =&gt; réflexion sur la modularité du schéma</text:p>
        </text:list-item>
        <text:list-item>
          <text:p text:style-name="P18"><text:span text:style-name="T10">header </text:span>: en-tête TEI (métadonnées du doc)</text:p>
        </text:list-item>
      </text:list>
      <text:p text:style-name="P19">= + de 600 éléments</text:p>
      <text:p text:style-name="P20"><text:soft-page-break/>TEI : plutôt un <text:span text:style-name="T10">framework,</text:span><text:span text:style-name="T17"> utile à la conception de son propre schéma :</text:span></text:p>
      <text:list xml:id="list3344415757694926207" text:style-name="L2">
        <text:list-item>
          <text:p text:style-name="P21"><text:span text:style-name="T17">pérennité</text:span> du format</text:p>
        </text:list-item>
        <text:list-item>
          <text:p text:style-name="P21">séparer source et vue (possibilité de supports multiples en sortie) – <text:span text:style-name="T19">export pour la vue ou un certain traitement.</text:span></text:p>
        </text:list-item>
        <text:list-item>
          <text:p text:style-name="P21">format pivot</text:p>
        </text:list-item>
        <text:list-item>
          <text:p text:style-name="P21">interopérabilité</text:p>
        </text:list-item>
      </text:list>
      <text:p text:style-name="P20"/>
      <text:p text:style-name="P22">http://www.tei-c.org/index.x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08:58:12.406419240</meta:creation-date>
    <meta:generator>LibreOffice/5.1.6.2$Linux_X86_64 LibreOffice_project/10m0$Build-2</meta:generator>
    <dc:date>2017-11-08T11:06:23.908954978</dc:date>
    <meta:editing-duration>PT1H57M45S</meta:editing-duration>
    <meta:editing-cycles>37</meta:editing-cycles>
    <meta:document-statistic meta:table-count="0" meta:image-count="0" meta:object-count="0" meta:page-count="2" meta:paragraph-count="40" meta:word-count="490" meta:character-count="2965" meta:non-whitespace-character-count="2522"/>
  </office:meta>
</office:document-meta>
</file>